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untCommonVuln" table:style-name="ta1">
        <table:shapes>
          <draw:frame draw:z-index="0" draw:style-name="gr1" draw:text-style-name="P1" svg:width="159.93mm" svg:height="89.79mm" svg:x="91.94mm" svg:y="15.19mm">
            <loext:p draw:notify-on-update-of-ranges="CountCommonVuln.A1:CountCommonVuln.A1 CountCommonVuln.A2:CountCommonVuln.A20 CountCommonVuln.B1:CountCommonVuln.B1 CountCommonVuln.B2:CountCommonVuln.B20 CountCommonVuln.A1:CountCommonVuln.A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nbSoft</text:p>
          </table:table-cell>
          <table:table-cell office:value-type="string" calcext:value-type="string">
            <text:p>nbVuln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02" calcext:value-type="float">
            <text:p>2402</text:p>
          </table:table-cell>
          <table:table-cell table:formula="of:=[.B2]/[.B$21]" office:value-type="percentage" office:value="0.7267776096823" calcext:value-type="percentage">
            <text:p>72,68%</text:p>
          </table:table-cell>
          <table:table-cell table:formula="of:=[.B2]/[.$D$21]" office:value-type="percentage" office:value="0.034175144056342" calcext:value-type="percentage">
            <text:p>3,41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1" calcext:value-type="float">
            <text:p>531</text:p>
          </table:table-cell>
          <table:table-cell table:formula="of:=[.B3]/[.B$21]" office:value-type="percentage" office:value="0.160665658093797" calcext:value-type="percentage">
            <text:p>16,07%</text:p>
          </table:table-cell>
          <table:table-cell table:formula="of:=[.B3]/[.$D$21]" office:value-type="percentage" office:value="0.00755495482677669" calcext:value-type="percentage">
            <text:p>0,75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table:formula="of:=[.B4]/[.B$21]" office:value-type="percentage" office:value="0.0481089258698941" calcext:value-type="percentage">
            <text:p>4,81%</text:p>
          </table:table-cell>
          <table:table-cell table:formula="of:=[.B4]/[.$D$21]" office:value-type="percentage" office:value="0.00226221811197268" calcext:value-type="percentage">
            <text:p>0,226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formula="of:=[.B5]/[.B$21]" office:value-type="percentage" office:value="0.0220877458396369" calcext:value-type="percentage">
            <text:p>2,21%</text:p>
          </table:table-cell>
          <table:table-cell table:formula="of:=[.B5]/[.$D$21]" office:value-type="percentage" office:value="0.00103862844134595" calcext:value-type="percentage">
            <text:p>0,104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formula="of:=[.B6]/[.B$21]" office:value-type="percentage" office:value="0.0130105900151286" calcext:value-type="percentage">
            <text:p>1,30%</text:p>
          </table:table-cell>
          <table:table-cell table:formula="of:=[.B6]/[.$D$21]" office:value-type="percentage" office:value="0.000611794835313367" calcext:value-type="percentage">
            <text:p>0,06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B7]/[.B$21]" office:value-type="percentage" office:value="0.00847201210287443" calcext:value-type="percentage">
            <text:p>0,85%</text:p>
          </table:table-cell>
          <table:table-cell table:formula="of:=[.B7]/[.$D$21]" office:value-type="percentage" office:value="0.000398378032297076" calcext:value-type="percentage">
            <text:p>0,04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B8]/[.B$21]" office:value-type="percentage" office:value="0.00574886535552194" calcext:value-type="percentage">
            <text:p>0,57%</text:p>
          </table:table-cell>
          <table:table-cell table:formula="of:=[.B8]/[.$D$21]" office:value-type="percentage" office:value="0.000270327950487302" calcext:value-type="percentage">
            <text:p>0,027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9]/[.B$21]" office:value-type="percentage" office:value="0.00363086232980333" calcext:value-type="percentage">
            <text:p>0,36%</text:p>
          </table:table-cell>
          <table:table-cell table:formula="of:=[.B9]/[.$D$21]" office:value-type="percentage" office:value="0.000170733442413033" calcext:value-type="percentage">
            <text:p>0,01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0]/[.B$21]" office:value-type="percentage" office:value="0.00453857791225416" calcext:value-type="percentage">
            <text:p>0,45%</text:p>
          </table:table-cell>
          <table:table-cell table:formula="of:=[.B10]/[.$D$21]" office:value-type="percentage" office:value="0.000213416803016291" calcext:value-type="percentage">
            <text:p>0,021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B11]/[.B$21]" office:value-type="percentage" office:value="0.00151285930408472" calcext:value-type="percentage">
            <text:p>0,15%</text:p>
          </table:table-cell>
          <table:table-cell table:formula="of:=[.B11]/[.$D$21]" office:value-type="percentage" office:value="0.0000711389343387636" calcext:value-type="percentage">
            <text:p>0,007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2]/[.B$21]" office:value-type="percentage" office:value="0.000302571860816944" calcext:value-type="percentage">
            <text:p>0,03%</text:p>
          </table:table-cell>
          <table:table-cell table:formula="of:=[.B12]/[.$D$21]" office:value-type="percentage" office:value="0.0000142277868677527" calcext:value-type="percentage">
            <text:p>0,001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B13]/[.B$21]" office:value-type="percentage" office:value="0.000907715582450832" calcext:value-type="percentage">
            <text:p>0,09%</text:p>
          </table:table-cell>
          <table:table-cell table:formula="of:=[.B13]/[.$D$21]" office:value-type="percentage" office:value="0.0000426833606032582" calcext:value-type="percentage">
            <text:p>0,004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14]/[.B$21]" office:value-type="percentage" office:value="0.000605143721633888" calcext:value-type="percentage">
            <text:p>0,06%</text:p>
          </table:table-cell>
          <table:table-cell table:formula="of:=[.B14]/[.$D$21]" office:value-type="percentage" office:value="0.0000284555737355054" calcext:value-type="percentage">
            <text:p>0,003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B15]/[.B$21]" office:value-type="percentage" office:value="0.000907715582450832" calcext:value-type="percentage">
            <text:p>0,09%</text:p>
          </table:table-cell>
          <table:table-cell table:formula="of:=[.B15]/[.$D$21]" office:value-type="percentage" office:value="0.0000426833606032582" calcext:value-type="percentage">
            <text:p>0,004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6]/[.B$21]" office:value-type="percentage" office:value="0.000605143721633888" calcext:value-type="percentage">
            <text:p>0,06%</text:p>
          </table:table-cell>
          <table:table-cell table:formula="of:=[.B16]/[.$D$21]" office:value-type="percentage" office:value="0.0000284555737355054" calcext:value-type="percentage">
            <text:p>0,003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17]/[.B$21]" office:value-type="percentage" office:value="0.000907715582450832" calcext:value-type="percentage">
            <text:p>0,09%</text:p>
          </table:table-cell>
          <table:table-cell table:formula="of:=[.B17]/[.$D$21]" office:value-type="percentage" office:value="0.0000426833606032582" calcext:value-type="percentage">
            <text:p>0,004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18]/[.B$21]" office:value-type="percentage" office:value="0.000302571860816944" calcext:value-type="percentage">
            <text:p>0,03%</text:p>
          </table:table-cell>
          <table:table-cell table:formula="of:=[.B18]/[.$D$21]" office:value-type="percentage" office:value="0.0000142277868677527" calcext:value-type="percentage">
            <text:p>0,001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19]/[.B$21]" office:value-type="percentage" office:value="0.000302571860816944" calcext:value-type="percentage">
            <text:p>0,03%</text:p>
          </table:table-cell>
          <table:table-cell table:formula="of:=[.B19]/[.$D$21]" office:value-type="percentage" office:value="0.0000142277868677527" calcext:value-type="percentage">
            <text:p>0,001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B20]/[.B$21]" office:value-type="percentage" office:value="0.000605143721633888" calcext:value-type="percentage">
            <text:p>0,06%</text:p>
          </table:table-cell>
          <table:table-cell table:formula="of:=[.B20]/[.$D$21]" office:value-type="percentage" office:value="0.0000284555737355054" calcext:value-type="percentage">
            <text:p>0,003%</text:p>
          </table:table-cell>
        </table:table-row>
        <table:table-row table:style-name="ro1">
          <table:table-cell office:value-type="string" calcext:value-type="string">
            <text:p>nbCom</text:p>
          </table:table-cell>
          <table:table-cell table:formula="of:=SUM([.B2:.B20])" office:value-type="float" office:value="3305" calcext:value-type="float">
            <text:p>3305</text:p>
          </table:table-cell>
          <table:table-cell table:style-name="Default" office:value-type="string" calcext:value-type="string">
            <text:p>nbTotal element</text:p>
          </table:table-cell>
          <table:table-cell table:style-name="Default" office:value-type="float" office:value="70285" calcext:value-type="float">
            <text:p>70285</text:p>
          </table:table-cell>
        </table:table-row>
        <table:table-row table:style-name="ro1">
          <table:table-cell/>
          <table:table-cell table:style-name="ce1" table:formula="of:=[.B21]/[.D21]" office:value-type="percentage" office:value="0.0470228355979227" calcext:value-type="percentage">
            <text:p>4,70%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CountCommonVuln.A1:CountCommonVuln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3" loext:min-decimal-places="3" number:min-integer-digits="1"/>
      <number:text>%</number:text>
    </number:percentage-style>
    <number:percentage-style style:name="N109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1T18:41:01.055457310</dc:date>
    <meta:editing-duration>PT32M37S</meta:editing-duration>
    <meta:editing-cycles>5</meta:editing-cycles>
    <meta:generator>LibreOffice/5.0.5.2$Linux_X86_64 LibreOffice_project/00m0$Build-2</meta:generator>
    <meta:document-statistic meta:table-count="1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8cm" xlink:href=".." xlink:type="simple" chart:class="chart:bar" chart:style-name="ch1">
        <chart:legend chart:legend-position="end" svg:x="14.181cm" svg:y="4.151cm" style:legend-expansion="high" chart:style-name="ch2"/>
        <chart:plot-area chart:style-name="ch3" table:cell-range-address="CountCommonVuln.A1:CountCommonVuln.B20" chart:data-source-has-labels="both" svg:x="0.319cm" svg:y="0.179cm" svg:width="13.543cm" svg:height="8.622cm">
          <chartooo:coordinate-region svg:x="1.311cm" svg:y="0.419cm" svg:width="12.551cm" svg:height="7.656cm"/>
          <chart:axis chart:dimension="x" chart:name="primary-x" chart:style-name="ch4" chartooo:axis-type="auto">
            <chartooo:date-scale/>
            <chart:categories table:cell-range-address="CountCommonVuln.A2:CountCommonVuln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CommonVuln.B2:CountCommonVuln.B20" chart:label-cell-address="CountCommonVuln.B1:CountCommonVuln.B1" chart:class="chart:bar">
            <chart:data-point chart:repeated="19"/>
            <loext:propertry-mapping loext:property="BorderColor" loext:cell-range-address="CountCommonVuln.A1:CountCommonVuln.A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Vuln</text:p>
                <draw:g>
                  <svg:desc>CountCommonVuln.B1:CountCommonVuln.B1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CountCommonVuln.A2:CountCommonVuln.A20</svg:desc>
                </draw:g>
              </table:table-cell>
              <table:table-cell office:value-type="float" office:value="2402">
                <text:p>2402</text:p>
                <draw:g>
                  <svg:desc>CountCommonVuln.B2:CountCommonVuln.B20</svg:desc>
                </draw:g>
              </table:table-cell>
              <table:table-cell office:value-type="float" office:value="NaN">
                <text:p>NaN</text:p>
                <draw:g>
                  <svg:desc>CountCommonVuln.A1:CountCommonVuln.A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